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svg:stroke-opacity="30%" draw:textarea-horizontal-align="justify" draw:textarea-vertical-align="middle" draw:auto-grow-height="false" fo:min-height="1.995cm" fo:min-width="1.743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svg:stroke-opacity="30%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solid" draw:fill-color="#cccccc" draw:textarea-horizontal-align="justify" draw:textarea-vertical-align="middle" draw:auto-grow-height="false" fo:min-height="1.995cm" fo:min-width="1.743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svg:stroke-opacity="20%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svg:stroke-opacity="100%" draw:fill="solid" draw:fill-color="#cccccc" draw:textarea-horizontal-align="justify" draw:textarea-vertical-align="middle" draw:auto-grow-height="false" fo:min-height="1.995cm" fo:min-width="1.74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svg:stroke-opacity="20%" draw:textarea-horizontal-align="justify" draw:textarea-vertical-align="middle" draw:auto-grow-height="false" fo:min-height="1.996cm" fo:min-width="1.745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svg:stroke-opacity="10%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="Arrowheads_20_4" draw:marker-start-width="0.352cm" draw:marker-end="Arrowheads_20_5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19cm" svg:height="3.223cm" svg:x="7.897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04cm" svg:y1="6.619cm" svg:x2="9.504cm" svg:y2="0.635cm">
            <text:p/>
          </draw:line>
        </draw:g>
        <draw:line draw:style-name="gr3" draw:text-style-name="P2" draw:layer="layout" svg:x1="0.326cm" svg:y1="0.635cm" svg:x2="13.907cm" svg:y2="0.635cm">
          <text:p/>
        </draw:line>
        <draw:custom-shape draw:style-name="gr4" draw:text-style-name="P3" draw:layer="layout" svg:width="3.219cm" svg:height="3.223cm" svg:x="0.807cm" svg:y="6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412cm" svg:y1="6.619cm" svg:x2="2.412cm" svg:y2="0.635cm">
          <text:p/>
        </draw:line>
        <draw:polyline draw:style-name="gr5" draw:text-style-name="P2" draw:layer="layout" svg:width="2.737cm" svg:height="2.737cm" draw:transform="skewX (0.00157079632679497) rotate (0.785747229247847) translate (4.02618393160543cm 8.37120041361217cm)" svg:viewBox="0 0 2738 2738" draw:points="0,2 912,0 911,914 1823,912 1827,1824 2738,1824 2738,2738">
          <text:p/>
        </draw:polyline>
        <draw:custom-shape draw:style-name="gr6" draw:text-style-name="P3" draw:layer="layout" svg:width="3.226cm" svg:height="3.221cm" draw:transform="skewX (0.00034906585039884) rotate (0.378038315981972) translate (10.159cm 6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1.656cm" svg:y1="6.197cm" svg:x2="9.447cm" svg:y2="0.635cm">
          <text:p/>
        </draw:line>
        <draw:g>
          <draw:custom-shape draw:style-name="gr8" draw:text-style-name="P1" draw:layer="layout" svg:width="3.223cm" svg:height="3.222cm" draw:transform="rotate (0.378038315981972) translate (4.661cm 6.794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7.358cm" svg:y1="6.197cm" svg:x2="9.567cm" svg:y2="0.635cm">
            <text:p/>
          </draw:line>
        </draw:g>
        <draw:polyline draw:style-name="gr3" draw:text-style-name="P2" draw:layer="layout" svg:width="3.814cm" svg:height="3.349cm" draw:transform="skewX (-0.512777734235934) rotate (0.63111105752115) translate (4.05936352214898cm 8.37187584242937cm)" svg:viewBox="0 0 3815 3350" draw:points="0,0 1274,0 1272,1118 2545,1116 2542,2234 3815,2234 3814,3350">
          <text:p/>
        </draw:polyline>
        <draw:polyline draw:style-name="gr9" draw:text-style-name="P2" draw:layer="layout" svg:width="2.04cm" svg:height="1.144cm" draw:transform="skewX (0.959407489821283) rotate (1.59505640339762) translate (4.04229218405969cm 8.37070042006312cm)" svg:viewBox="0 0 2041 1145" draw:points="0,0 682,1 680,383 1360,383 1361,763 2041,763 2041,1145">
          <text:p/>
        </draw:polyline>
        <draw:g>
          <draw:custom-shape draw:style-name="gr1" draw:text-style-name="P1" draw:layer="layout" svg:width="3.219cm" svg:height="3.223cm" svg:x="19.42cm" svg:y="6.61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033cm" svg:y1="6.619cm" svg:x2="21.033cm" svg:y2="0.635cm">
            <text:p/>
          </draw:line>
        </draw:g>
        <draw:line draw:style-name="gr3" draw:text-style-name="P2" draw:layer="layout" svg:x1="30.211cm" svg:y1="0.635cm" svg:x2="16.63cm" svg:y2="0.635cm">
          <text:p/>
        </draw:line>
        <draw:custom-shape draw:style-name="gr4" draw:text-style-name="P3" draw:layer="layout" svg:width="3.219cm" svg:height="3.223cm" svg:x="26.51cm" svg:y="6.61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8.125cm" svg:y1="6.619cm" svg:x2="28.125cm" svg:y2="0.635cm">
          <text:p/>
        </draw:line>
        <draw:polyline draw:style-name="gr5" draw:text-style-name="P2" draw:layer="layout" svg:width="2.735cm" svg:height="2.737cm" draw:transform="rotate (-0.785747229247848) translate (24.5771537016973cm 6.43618762447687cm)" svg:viewBox="0 0 2736 2738" draw:points="2736,2 1824,0 1826,914 914,912 912,1824 0,1824 2,2738">
          <text:p/>
        </draw:polyline>
        <draw:custom-shape draw:style-name="gr6" draw:text-style-name="P3" draw:layer="layout" svg:width="3.226cm" svg:height="3.221cm" draw:transform="rotate (0.378038315981972) translate (16.192cm 6.79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.881cm" svg:y1="6.197cm" svg:x2="21.09cm" svg:y2="0.635cm">
          <text:p/>
        </draw:line>
        <draw:g>
          <draw:custom-shape draw:style-name="gr8" draw:text-style-name="P1" draw:layer="layout" svg:width="3.223cm" svg:height="3.222cm" draw:transform="rotate (0.378038315981972) translate (21.69cm 6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3.179cm" svg:y1="6.197cm" svg:x2="20.97cm" svg:y2="0.635cm">
            <text:p/>
          </draw:line>
        </draw:g>
        <draw:polyline draw:style-name="gr3" draw:text-style-name="P2" draw:layer="layout" svg:width="3.814cm" svg:height="3.349cm" draw:transform="skewX (0.512777734235934) rotate (-0.63111105752115) translate (23.3972221509863cm 6.12065417631666cm)" svg:viewBox="0 0 3815 3350" draw:points="3815,0 2542,0 2543,1118 1270,1116 1274,2234 0,2234 2,3350">
          <text:p/>
        </draw:polyline>
        <draw:polyline draw:style-name="gr9" draw:text-style-name="P2" draw:layer="layout" svg:width="2.04cm" svg:height="1.144cm" draw:transform="skewX (-0.959407489821283) rotate (-1.59505640339762) translate (26.5442123525186cm 6.33052449560008cm)" svg:viewBox="0 0 2041 1145" draw:points="2041,0 1359,1 1361,383 680,383 680,763 0,763 0,1145">
          <text:p/>
        </draw:polyline>
        <draw:line draw:style-name="gr10" draw:text-style-name="P1" draw:layer="layout" svg:x1="13.97cm" svg:y1="4.127cm" svg:x2="16.51cm" svg:y2="4.1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8:23:11.453042619</meta:creation-date>
    <dc:date>2021-03-24T20:22:45.418363143</dc:date>
    <meta:editing-duration>PT33M29S</meta:editing-duration>
    <meta:editing-cycles>5</meta:editing-cycles>
    <meta:generator>LibreOffice/7.0.4.2$Linux_X86_64 LibreOffice_project/00$Build-2</meta:generator>
    <meta:document-statistic meta:object-count="29"/>
  </office:meta>
</office:document-meta>
</file>